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style:font-name="Ubuntu Mono" officeooo:rsid="0020776e" officeooo:paragraph-rsid="0020776e"/>
    </style:style>
    <style:style style:name="P2" style:family="paragraph" style:parent-style-name="Text_20_body">
      <style:text-properties officeooo:rsid="001f92bc" officeooo:paragraph-rsid="001f92bc"/>
    </style:style>
    <style:style style:name="P3" style:family="paragraph" style:parent-style-name="Text_20_body">
      <style:text-properties officeooo:rsid="00301b38" officeooo:paragraph-rsid="00301b38"/>
    </style:style>
    <style:style style:name="P4" style:family="paragraph" style:parent-style-name="Standard">
      <style:text-properties style:font-name="Ubuntu Mono" fo:font-size="16pt" officeooo:rsid="001f92bc" officeooo:paragraph-rsid="001f92bc" style:font-size-asian="14pt" style:font-size-complex="16pt"/>
    </style:style>
    <style:style style:name="P5" style:family="paragraph" style:parent-style-name="Standard">
      <style:paragraph-properties fo:text-align="end" style:justify-single-word="false"/>
      <style:text-properties style:font-name="Ubuntu Mono" fo:font-size="16pt" officeooo:rsid="001f92bc" officeooo:paragraph-rsid="001f92bc" style:font-size-asian="14pt" style:font-size-complex="16pt"/>
    </style:style>
    <style:style style:name="P6" style:family="paragraph" style:parent-style-name="Standard">
      <style:text-properties style:font-name="Ubuntu Mono" officeooo:rsid="002163a7" officeooo:paragraph-rsid="002163a7"/>
    </style:style>
    <style:style style:name="P7" style:family="paragraph" style:parent-style-name="Standard">
      <style:text-properties style:font-name="Ubuntu Mono" officeooo:rsid="001f92bc" officeooo:paragraph-rsid="001f92bc"/>
    </style:style>
    <style:style style:name="P8" style:family="paragraph" style:parent-style-name="Standard">
      <style:text-properties style:font-name="Ubuntu Mono" officeooo:rsid="001f92bc" officeooo:paragraph-rsid="003389ae"/>
    </style:style>
    <style:style style:name="P9" style:family="paragraph" style:parent-style-name="Standard">
      <style:paragraph-properties fo:text-align="start" style:justify-single-word="false"/>
      <style:text-properties style:font-name="Ubuntu Mono" fo:font-weight="bold" officeooo:rsid="001f92bc" officeooo:paragraph-rsid="001f92bc" style:font-weight-asian="bold" style:font-weight-complex="bold"/>
    </style:style>
    <style:style style:name="P10" style:family="paragraph" style:parent-style-name="Standard">
      <style:text-properties style:font-name="Ubuntu Mono" fo:font-weight="bold" officeooo:rsid="001f92bc" officeooo:paragraph-rsid="001f92bc" style:font-weight-asian="bold" style:font-weight-complex="bold"/>
    </style:style>
    <style:style style:name="P11" style:family="paragraph" style:parent-style-name="Standard">
      <style:text-properties style:font-name="Ubuntu Mono" officeooo:rsid="00265cc6" officeooo:paragraph-rsid="0022ed8a"/>
    </style:style>
    <style:style style:name="P12" style:family="paragraph" style:parent-style-name="Standard">
      <style:text-properties style:font-name="Ubuntu Mono" officeooo:rsid="00265cc6" officeooo:paragraph-rsid="0037d0a5"/>
    </style:style>
    <style:style style:name="P13" style:family="paragraph" style:parent-style-name="Standard">
      <style:text-properties style:font-name="Ubuntu Mono" style:text-underline-style="solid" style:text-underline-width="auto" style:text-underline-color="font-color" fo:font-weight="normal" officeooo:rsid="00265cc6" officeooo:paragraph-rsid="0022ed8a" style:font-weight-asian="normal" style:font-weight-complex="normal"/>
    </style:style>
    <style:style style:name="P14" style:family="paragraph" style:parent-style-name="Standard">
      <style:text-properties style:font-name="0" fo:font-weight="bold" officeooo:rsid="00265cc6" officeooo:paragraph-rsid="0022ed8a" style:font-weight-asian="bold" style:font-weight-complex="bold"/>
    </style:style>
    <style:style style:name="P15" style:family="paragraph" style:parent-style-name="Standard">
      <style:text-properties style:font-name="0" fo:font-size="10.5pt" style:font-size-asian="10.5pt" style:font-size-complex="10.5pt"/>
    </style:style>
    <style:style style:name="P16" style:family="paragraph" style:parent-style-name="Standard">
      <style:text-properties style:font-name="0" fo:font-size="10.5pt" officeooo:paragraph-rsid="002163a7" style:font-size-asian="10.5pt" style:font-size-complex="10.5pt"/>
    </style:style>
    <style:style style:name="P17" style:family="paragraph" style:parent-style-name="Standard">
      <style:text-properties officeooo:rsid="001f92bc" officeooo:paragraph-rsid="001f92bc"/>
    </style:style>
    <style:style style:name="P18" style:family="paragraph" style:parent-style-name="Standard">
      <style:text-properties fo:color="#408080" style:font-name="0" fo:font-size="10.5pt" fo:font-style="italic" officeooo:rsid="001f92bc" officeooo:paragraph-rsid="001f92bc" style:font-size-asian="10.5pt" style:font-style-asian="italic" style:font-size-complex="10.5pt"/>
    </style:style>
    <style:style style:name="P19" style:family="paragraph" style:parent-style-name="Standard">
      <style:text-properties fo:color="#408080" style:font-name="0" fo:font-size="10.5pt" fo:font-style="italic" officeooo:rsid="002163a7" officeooo:paragraph-rsid="002163a7" style:font-size-asian="10.5pt" style:font-style-asian="italic" style:font-size-complex="10.5pt"/>
    </style:style>
    <style:style style:name="P20" style:family="paragraph" style:parent-style-name="Standard">
      <style:text-properties fo:color="#0000ff" style:font-name="0" fo:font-size="10.5pt" fo:font-weight="bold" style:font-size-asian="10.5pt" style:font-weight-asian="bold" style:font-size-complex="10.5pt"/>
    </style:style>
    <style:style style:name="P21" style:family="paragraph" style:parent-style-name="Standard">
      <style:text-properties fo:color="#ba2121" style:font-name="0" fo:font-size="10.5pt" fo:font-style="italic" style:font-size-asian="10.5pt" style:font-style-asian="italic" style:font-size-complex="10.5pt"/>
    </style:style>
    <style:style style:name="P22" style:family="paragraph" style:parent-style-name="Standard">
      <style:text-properties fo:color="#ba2121" style:font-name="0" fo:font-size="10.5pt" fo:font-style="italic" officeooo:paragraph-rsid="00362729" style:font-size-asian="10.5pt" style:font-style-asian="italic" style:font-size-complex="10.5pt"/>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officeooo:paragraph-rsid="002163a7" style:font-size-asian="10.5pt" style:font-size-complex="10.5pt"/>
    </style:style>
    <style:style style:name="P25" style:family="paragraph" style:parent-style-name="Standard">
      <style:text-properties style:text-underline-style="solid" style:text-underline-width="auto" style:text-underline-color="font-color" fo:font-weight="normal" officeooo:rsid="00398d5c" officeooo:paragraph-rsid="00398d5c" style:font-weight-asian="normal" style:font-weight-complex="normal"/>
    </style:style>
    <style:style style:name="P26" style:family="paragraph" style:parent-style-name="Standard">
      <style:paragraph-properties fo:break-before="page"/>
      <style:text-properties style:font-name="Ubuntu Mono" officeooo:rsid="002163a7" officeooo:paragraph-rsid="002163a7"/>
    </style:style>
    <style:style style:name="P27" style:family="paragraph" style:parent-style-name="Title" style:master-page-name="">
      <loext:graphic-properties draw:fill="none"/>
      <style:paragraph-properties fo:margin-left="0in" fo:margin-right="0in" fo:margin-top="0.1665in" fo:margin-bottom="0.0835in" loext:contextual-spacing="false" fo:text-align="center" style:justify-single-word="false" fo:text-indent="0in" style:auto-text-indent="false" style:page-number="auto" fo:background-color="transparent" fo:padding-left="0in" fo:padding-right="0in" fo:padding-top="0in" fo:padding-bottom="0.0291in" fo:border-left="none" fo:border-right="none" fo:border-top="none" fo:border-bottom="0.06pt solid #000000" fo:keep-with-next="always" style:join-border="false"/>
      <style:text-properties officeooo:rsid="001f92bc" officeooo:paragraph-rsid="001f92bc"/>
    </style:style>
    <style:style style:name="P28" style:family="paragraph" style:parent-style-name="Text_20_body">
      <style:text-properties style:font-name="Ubuntu Mono" fo:font-weight="normal" officeooo:rsid="00301b38" officeooo:paragraph-rsid="00301b38" style:font-weight-asian="normal" style:font-weight-complex="normal"/>
    </style:style>
    <style:style style:name="P29" style:family="paragraph" style:parent-style-name="Standard">
      <style:text-properties fo:color="#0000ff" style:font-name="0" fo:font-size="10.5pt" fo:font-weight="bold" style:font-size-asian="10.5pt" style:font-weight-asian="bold" style:font-size-complex="10.5pt"/>
    </style:style>
    <style:style style:name="P30" style:family="paragraph" style:parent-style-name="Standard">
      <style:text-properties fo:color="#ba2121" style:font-name="0" fo:font-size="10.5pt" fo:font-style="italic" fo:font-weight="bold" officeooo:rsid="00362729" officeooo:paragraph-rsid="00362729" style:letter-kerning="true" style:font-name-asian="FreeSans" style:font-size-asian="10.5pt" style:language-asian="en" style:country-asian="US" style:font-style-asian="italic" style:font-weight-asian="bold" style:font-name-complex="01" style:font-size-complex="10.5pt"/>
    </style:style>
    <style:style style:name="T1" style:family="text">
      <style:text-properties fo:color="#008000" style:font-name="0"/>
    </style:style>
    <style:style style:name="T2" style:family="text">
      <style:text-properties fo:color="#008000" style:font-name="0" fo:font-weight="bold" style:font-weight-asian="bold"/>
    </style:style>
    <style:style style:name="T3" style:family="text">
      <style:text-properties style:font-name="0"/>
    </style:style>
    <style:style style:name="T4" style:family="text">
      <style:text-properties fo:color="#0000ff" style:font-name="0"/>
    </style:style>
    <style:style style:name="T5" style:family="text">
      <style:text-properties fo:color="#0000ff" style:font-name="0" fo:font-weight="bold" style:font-weight-asian="bold"/>
    </style:style>
    <style:style style:name="T6" style:family="text">
      <style:text-properties fo:color="#ba2121" style:font-name="0"/>
    </style:style>
    <style:style style:name="T7" style:family="text">
      <style:text-properties fo:color="#666666" style:font-name="0"/>
    </style:style>
    <style:style style:name="T8" style:family="text">
      <style:text-properties fo:color="#666666" style:font-name="0" officeooo:rsid="002163a7"/>
    </style:style>
    <style:style style:name="T9" style:family="text">
      <style:text-properties fo:color="#19177c" style:font-name="0"/>
    </style:style>
    <style:style style:name="T10" style:family="text">
      <style:text-properties fo:color="#aa22ff" style:font-name="0" fo:font-weight="bold" style:font-weight-asian="bold"/>
    </style:style>
    <style:style style:name="T11" style:family="text">
      <style:text-properties fo:color="#bb6622" style:font-name="0" fo:font-weight="bold" style:font-weight-asian="bold"/>
    </style:style>
    <style:style style:name="T12" style:family="text">
      <style:text-properties officeooo:rsid="0028b410"/>
    </style:style>
    <style:style style:name="T13" style:family="text">
      <style:text-properties officeooo:rsid="002cc127"/>
    </style:style>
    <style:style style:name="T14" style:family="text">
      <style:text-properties fo:font-weight="bold" style:font-weight-asian="bold" style:font-weight-complex="bold"/>
    </style:style>
    <style:style style:name="T15" style:family="text">
      <style:text-properties fo:font-weight="bold" officeooo:rsid="0028b410" style:font-weight-asian="bold" style:font-weight-complex="bold"/>
    </style:style>
    <style:style style:name="T16" style:family="text">
      <style:text-properties fo:font-weight="bold" officeooo:rsid="002cc127" style:font-weight-asian="bold" style:font-weight-complex="bold"/>
    </style:style>
    <style:style style:name="T17" style:family="text">
      <style:text-properties fo:font-weight="bold" officeooo:rsid="003955ec"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2dce10"/>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2eab36"/>
    </style:style>
    <style:style style:name="T22" style:family="text">
      <style:text-properties style:font-name="Ubuntu Mono"/>
    </style:style>
    <style:style style:name="T23" style:family="text">
      <style:text-properties style:font-name="Ubuntu Mono" fo:font-weight="bold" style:font-weight-asian="bold" style:font-weight-complex="bold"/>
    </style:style>
    <style:style style:name="T24" style:family="text">
      <style:text-properties style:font-name="Ubuntu Mono" fo:font-weight="normal" style:font-weight-asian="normal" style:font-weight-complex="normal"/>
    </style:style>
    <style:style style:name="T25" style:family="text">
      <style:text-properties officeooo:rsid="00362729"/>
    </style:style>
    <style:style style:name="T26" style:family="text">
      <style:text-properties officeooo:rsid="0037d0a5"/>
    </style:style>
    <style:style style:name="T27" style:family="text">
      <style:text-properties officeooo:rsid="003955ec"/>
    </style:style>
    <style:style style:name="T28" style:family="text">
      <style:text-properties officeooo:rsid="00398d5c"/>
    </style:style>
    <style:style style:name="T29" style:family="text">
      <style:text-properties officeooo:rsid="003adf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Εργαστήριο Λειτουργικών Συστημάτων</text:p>
      <text:p text:style-name="P4">8ο Εξάμηνο</text:p>
      <text:p text:style-name="P5">Μιχάλης Παπαδόπουλλος ( 031-14702 )</text:p>
      <text:p text:style-name="P5">Βαϊα <text:span text:style-name="T29">Κοντοπουλου </text:span>( <text:span text:style-name="T29">031-13184 </text:span>)</text:p>
      <text:p text:style-name="P4"/>
      <text:p text:style-name="P27">Linux cgroups</text:p>
      <text:p text:style-name="P2"/>
      <text:p text:style-name="P3"><text:span text:style-name="T22">Μας ζητείται να γράψουμε δύο εφαρμογές, που να αλληλεπιδρούν με το δαίμονα </text:span><text:span text:style-name="T23">cgmond</text:span><text:span text:style-name="T24"> ώστε να ελέγχουμε με πιο κομψό τρόπο τα cgroup containers σε περιβάλλον GNU\Linux.</text:span></text:p>
      <text:p text:style-name="P28"/>
      <text:p text:style-name="P1">$ cat cpu_policy.py</text:p>
      <text:p text:style-name="P18">#!/usr/bin/python</text:p>
      <text:p text:style-name="P23"><text:span text:style-name="T2">import</text:span><text:span text:style-name="T3"> </text:span><text:span text:style-name="T5">sys</text:span></text:p>
      <text:p text:style-name="P20"/>
      <text:p text:style-name="P21">"""</text:p>
      <text:p text:style-name="P21">Michalis Papadopoullos</text:p>
      <text:p text:style-name="P21">el14702<text:span text:style-name="T25">@mail.ntua.gr</text:span></text:p>
      <text:p text:style-name="P21">"""</text:p>
      <text:p text:style-name="P15"/>
      <text:p text:style-name="P23"><text:span text:style-name="T3">default_resources </text:span><text:span text:style-name="T7">=</text:span><text:span text:style-name="T3"> </text:span><text:span text:style-name="T7">2000</text:span></text:p>
      <text:p text:style-name="P15"/>
      <text:p text:style-name="P23"><text:span text:style-name="T2">class</text:span><text:span text:style-name="T3"> </text:span><text:span text:style-name="T5">ResourceManager</text:span><text:span text:style-name="T3">:</text:span></text:p>
      <text:p text:style-name="P23"><text:span text:style-name="T3"><text:tab/></text:span><text:span text:style-name="T2">def</text:span><text:span text:style-name="T3"> </text:span><text:span text:style-name="T4">__init__</text:span><text:span text:style-name="T3">(</text:span><text:span text:style-name="T1">self</text:span><text:span text:style-name="T3">, total):<text:tab/></text:span></text:p>
      <text:p text:style-name="P23"><text:span text:style-name="T3"><text:tab/><text:tab/></text:span><text:span text:style-name="T1">self</text:span><text:span text:style-name="T7">.</text:span><text:span text:style-name="T3">total </text:span><text:span text:style-name="T7">=</text:span><text:span text:style-name="T3"> total</text:span></text:p>
      <text:p text:style-name="P23"><text:span text:style-name="T3"><text:tab/><text:tab/></text:span><text:span text:style-name="T1">self</text:span><text:span text:style-name="T7">.</text:span><text:span text:style-name="T3">available </text:span><text:span text:style-name="T7">=</text:span><text:span text:style-name="T3"> total</text:span></text:p>
      <text:p text:style-name="P23"><text:span text:style-name="T3"><text:tab/><text:tab/></text:span><text:span text:style-name="T1">self</text:span><text:span text:style-name="T7">.</text:span><text:span text:style-name="T3">used </text:span><text:span text:style-name="T7">=</text:span><text:span text:style-name="T3"> </text:span><text:span text:style-name="T7">0</text:span></text:p>
      <text:p text:style-name="P23"><text:span text:style-name="T3"><text:tab/><text:tab/></text:span><text:span text:style-name="T1">self</text:span><text:span text:style-name="T7">.</text:span><text:span text:style-name="T3">policies </text:span><text:span text:style-name="T7">=</text:span><text:span text:style-name="T3"> []<text:tab/></text:span></text:p>
      <text:p text:style-name="P15"/>
      <text:p text:style-name="P23"><text:span text:style-name="T3"><text:tab/></text:span><text:span text:style-name="T2">def</text:span><text:span text:style-name="T3"> </text:span><text:span text:style-name="T4">avail</text:span><text:span text:style-name="T3">(</text:span><text:span text:style-name="T1">self</text:span><text:span text:style-name="T3">):</text:span></text:p>
      <text:p text:style-name="P23"><text:span text:style-name="T3"><text:tab/><text:tab/></text:span><text:span text:style-name="T2">return</text:span><text:span text:style-name="T3"> </text:span><text:span text:style-name="T1">self</text:span><text:span text:style-name="T7">.</text:span><text:span text:style-name="T3">available</text:span></text:p>
      <text:p text:style-name="P15"><text:tab/><text:tab/></text:p>
      <text:p text:style-name="P23"><text:span text:style-name="T3"><text:tab/></text:span><text:span text:style-name="T2">def</text:span><text:span text:style-name="T3"> </text:span><text:span text:style-name="T4">used</text:span><text:span text:style-name="T3">(</text:span><text:span text:style-name="T1">self</text:span><text:span text:style-name="T3">):</text:span></text:p>
      <text:p text:style-name="P23"><text:span text:style-name="T3"><text:tab/><text:tab/></text:span><text:span text:style-name="T2">return</text:span><text:span text:style-name="T3"> </text:span><text:span text:style-name="T1">self</text:span><text:span text:style-name="T7">.</text:span><text:span text:style-name="T3">used</text:span></text:p>
      <text:p text:style-name="P15"><text:tab/></text:p>
      <text:p text:style-name="P23"><text:span text:style-name="T3"><text:tab/></text:span><text:span text:style-name="T2">def</text:span><text:span text:style-name="T3"> </text:span><text:span text:style-name="T4">assign</text:span><text:span text:style-name="T3">(</text:span><text:span text:style-name="T1">self</text:span><text:span text:style-name="T3">, shares):</text:span></text:p>
      <text:p text:style-name="P23"><text:span text:style-name="T3"><text:tab/><text:tab/></text:span><text:span text:style-name="T1">self</text:span><text:span text:style-name="T7">.</text:span><text:span text:style-name="T3">available </text:span><text:span text:style-name="T7">-=</text:span><text:span text:style-name="T3"> shares</text:span></text:p>
      <text:p text:style-name="P23"><text:span text:style-name="T3"><text:tab/><text:tab/></text:span><text:span text:style-name="T1">self</text:span><text:span text:style-name="T7">.</text:span><text:span text:style-name="T3">used </text:span><text:span text:style-name="T7">+=</text:span><text:span text:style-name="T3"> shares</text:span></text:p>
      <text:p text:style-name="P15"><text:tab/></text:p>
      <text:p text:style-name="P23"><text:span text:style-name="T3"><text:tab/></text:span><text:span text:style-name="T2">def</text:span><text:span text:style-name="T3"> </text:span><text:span text:style-name="T4">new_policy</text:span><text:span text:style-name="T3">(</text:span><text:span text:style-name="T1">self</text:span><text:span text:style-name="T3">, policy):</text:span></text:p>
      <text:p text:style-name="P23"><text:span text:style-name="T3"><text:tab/><text:tab/></text:span><text:span text:style-name="T1">self</text:span><text:span text:style-name="T7">.</text:span><text:span text:style-name="T3">policies</text:span><text:span text:style-name="T7">.</text:span><text:span text:style-name="T3">append(policy)</text:span></text:p>
      <text:p text:style-name="P15"><text:tab/><text:tab/></text:p>
      <text:p text:style-name="P23"><text:span text:style-name="T3"><text:tab/></text:span><text:span text:style-name="T2">def</text:span><text:span text:style-name="T3"> </text:span><text:span text:style-name="T4">consistent</text:span><text:span text:style-name="T3">(</text:span><text:span text:style-name="T1">self</text:span><text:span text:style-name="T3">, value):</text:span></text:p>
      <text:p text:style-name="P23"><text:span text:style-name="T3"><text:tab/><text:tab/></text:span><text:span text:style-name="T2">return</text:span><text:span text:style-name="T3"> (value </text:span><text:span text:style-name="T7">&lt;=</text:span><text:span text:style-name="T3"> </text:span><text:span text:style-name="T1">self</text:span><text:span text:style-name="T7">.</text:span><text:span text:style-name="T3">total)</text:span></text:p>
      <text:p text:style-name="P23"><text:span text:style-name="T3"><text:tab/></text:span><text:span text:style-name="T2">if</text:span><text:span text:style-name="T3"> </text:span><text:span text:style-name="T9">__name__</text:span><text:span text:style-name="T3"> </text:span><text:span text:style-name="T7">==</text:span><text:span text:style-name="T3"> </text:span><text:span text:style-name="T6">"__main__"</text:span><text:span text:style-name="T3">:</text:span></text:p>
      <text:p text:style-name="P23"><text:span text:style-name="T3"><text:tab/>input_ </text:span><text:span text:style-name="T7">=</text:span><text:span text:style-name="T3"> sys</text:span><text:span text:style-name="T7">.</text:span><text:span text:style-name="T3">stdin</text:span><text:span text:style-name="T7">.</text:span><text:span text:style-name="T3">readlines()</text:span></text:p>
      <text:p text:style-name="P23"><text:span text:style-name="T3"><text:tab/>cpu </text:span><text:span text:style-name="T7">=</text:span><text:span text:style-name="T3"> ResourceManager (default_resources)</text:span></text:p>
      <text:p text:style-name="P23"><text:span text:style-name="T3"><text:tab/>total_shares </text:span><text:span text:style-name="T7">=</text:span><text:span text:style-name="T3"> </text:span><text:span text:style-name="T7">0</text:span></text:p>
      <text:p text:style-name="P16"><text:soft-page-break/><text:tab/></text:p>
      <text:p text:style-name="P24"><text:span text:style-name="T2"><text:tab/>for</text:span><text:span text:style-name="T3"> line </text:span><text:span text:style-name="T10">in</text:span><text:span text:style-name="T3"> input_:</text:span></text:p>
      <text:p text:style-name="P23"><text:span text:style-name="T3"><text:tab/><text:tab/>tokens </text:span><text:span text:style-name="T7">=</text:span><text:span text:style-name="T3"> line</text:span><text:span text:style-name="T7">.</text:span><text:span text:style-name="T3">strip()</text:span><text:span text:style-name="T7">.</text:span><text:span text:style-name="T3">split(</text:span><text:span text:style-name="T6">":"</text:span><text:span text:style-name="T3">)</text:span></text:p>
      <text:p text:style-name="P23"><text:span text:style-name="T3"><text:tab/><text:tab/>appname, cpu_shares </text:span><text:span text:style-name="T7">=</text:span><text:span text:style-name="T3"> tokens[</text:span><text:span text:style-name="T7">1</text:span><text:span text:style-name="T3">], tokens[</text:span><text:span text:style-name="T7">3</text:span><text:span text:style-name="T3">]</text:span></text:p>
      <text:p text:style-name="P23"><text:span text:style-name="T3"><text:tab/><text:tab/>total_shares </text:span><text:span text:style-name="T7">+=</text:span><text:span text:style-name="T3"> </text:span><text:span text:style-name="T1">int</text:span><text:span text:style-name="T3">(cpu_shares)</text:span></text:p>
      <text:p text:style-name="P23"><text:span text:style-name="T3"><text:tab/><text:tab/></text:span><text:span text:style-name="T2">if</text:span><text:span text:style-name="T3"> </text:span><text:span text:style-name="T1">int</text:span><text:span text:style-name="T3">(cpu_shares) </text:span><text:span text:style-name="T7">&lt;=</text:span><text:span text:style-name="T3"> cpu</text:span><text:span text:style-name="T7">.</text:span><text:span text:style-name="T3">available:</text:span></text:p>
      <text:p text:style-name="P23"><text:span text:style-name="T3"><text:tab/><text:tab/><text:tab/>cpu</text:span><text:span text:style-name="T7">.</text:span><text:span text:style-name="T3">assign(</text:span><text:span text:style-name="T1">int</text:span><text:span text:style-name="T3">(cpu_shares))</text:span></text:p>
      <text:p text:style-name="P23"><text:span text:style-name="T3"><text:tab/><text:tab/><text:tab/>cpu</text:span><text:span text:style-name="T7">.</text:span><text:span text:style-name="T3">new_policy([appname, cpu_shares])</text:span></text:p>
      <text:p text:style-name="P15"><text:tab/></text:p>
      <text:p text:style-name="P23"><text:span text:style-name="T3"><text:tab/>score </text:span><text:span text:style-name="T7">=</text:span><text:span text:style-name="T3"> </text:span><text:span text:style-name="T7">1.0</text:span><text:span text:style-name="T3"> </text:span><text:span text:style-name="T2">if</text:span><text:span text:style-name="T3"> cpu</text:span><text:span text:style-name="T7">.</text:span><text:span text:style-name="T3">consistent(total_shares) </text:span><text:span text:style-name="T2">else</text:span><text:span text:style-name="T3"> </text:span><text:span text:style-name="T7">-1.0</text:span></text:p>
      <text:p text:style-name="P23"><text:span text:style-name="T3"><text:tab/>sys</text:span><text:span text:style-name="T7">.</text:span><text:span text:style-name="T3">stdout</text:span><text:span text:style-name="T7">.</text:span><text:span text:style-name="T3">write(</text:span><text:span text:style-name="T6">"score:"</text:span><text:span text:style-name="T3"> </text:span><text:span text:style-name="T7">+</text:span><text:span text:style-name="T3"> </text:span><text:span text:style-name="T1">str</text:span><text:span text:style-name="T3">(</text:span><text:span text:style-name="T1">float</text:span><text:span text:style-name="T3">(score)) </text:span><text:span text:style-name="T7">+</text:span><text:span text:style-name="T3"> </text:span><text:span text:style-name="T6">"</text:span><text:span text:style-name="T11">\n</text:span><text:span text:style-name="T6">"</text:span><text:span text:style-name="T3">)</text:span></text:p>
      <text:p text:style-name="P15"><text:tab/></text:p>
      <text:p text:style-name="P23"><text:span text:style-name="T3"><text:tab/>percentage </text:span><text:span text:style-name="T7">=</text:span><text:span text:style-name="T3"> </text:span><text:span text:style-name="T7">0</text:span></text:p>
      <text:p text:style-name="P23"><text:span text:style-name="T3"><text:tab/></text:span><text:span text:style-name="T2">if</text:span><text:span text:style-name="T3"> total_shares </text:span><text:span text:style-name="T7">!=</text:span><text:span text:style-name="T3"> </text:span><text:span text:style-name="T7">0</text:span><text:span text:style-name="T3">:</text:span></text:p>
      <text:p text:style-name="P23"><text:span text:style-name="T3"><text:tab/><text:tab/>percentage </text:span><text:span text:style-name="T7">=</text:span><text:span text:style-name="T3"> </text:span><text:span text:style-name="T1">float</text:span><text:span text:style-name="T3">(cpu</text:span><text:span text:style-name="T7">.</text:span><text:span text:style-name="T3">total) </text:span><text:span text:style-name="T7">/</text:span><text:span text:style-name="T3"> </text:span><text:span text:style-name="T1">float</text:span><text:span text:style-name="T3">(total_shares)</text:span></text:p>
      <text:p text:style-name="P15"><text:tab/></text:p>
      <text:p text:style-name="P23"><text:span text:style-name="T3"><text:tab/></text:span><text:span text:style-name="T2">for</text:span><text:span text:style-name="T3"> policy </text:span><text:span text:style-name="T10">in</text:span><text:span text:style-name="T3"> cpu</text:span><text:span text:style-name="T7">.</text:span><text:span text:style-name="T3">policies:</text:span></text:p>
      <text:p text:style-name="P23"><text:span text:style-name="T3"><text:tab/><text:tab/>cpu_shares_assign </text:span><text:span text:style-name="T7">=</text:span><text:span text:style-name="T3"> </text:span><text:span text:style-name="T1">int</text:span><text:span text:style-name="T3">(policy[</text:span><text:span text:style-name="T7">1</text:span><text:span text:style-name="T3">]) </text:span><text:span text:style-name="T7">*</text:span><text:span text:style-name="T3"> percentage</text:span></text:p>
      <text:p text:style-name="P23"><text:span text:style-name="T3"><text:tab/><text:tab/>sys</text:span><text:span text:style-name="T7">.</text:span><text:span text:style-name="T3">stdout</text:span><text:span text:style-name="T7">.</text:span><text:span text:style-name="T3">write(</text:span><text:span text:style-name="T6">"set_limit:"</text:span><text:span text:style-name="T3"> </text:span><text:span text:style-name="T7">+</text:span><text:span text:style-name="T3"> policy[</text:span><text:span text:style-name="T7">0</text:span><text:span text:style-name="T3">] </text:span><text:span text:style-name="T7">+</text:span><text:span text:style-name="T3"> </text:span><text:span text:style-name="T6">":cpu.shares:"</text:span><text:span text:style-name="T3"> </text:span><text:span text:style-name="T7">+</text:span><text:span text:style-name="T8">\</text:span><text:span text:style-name="T3"> <text:tab/><text:tab/><text:tab/><text:tab/><text:tab/><text:tab/><text:tab/></text:span><text:span text:style-name="T1">str</text:span><text:span text:style-name="T3">(</text:span><text:span text:style-name="T1">int</text:span><text:span text:style-name="T3">(cpu_shares_assign)) </text:span><text:span text:style-name="T7">+</text:span><text:span text:style-name="T3"> </text:span><text:span text:style-name="T6">"</text:span><text:span text:style-name="T11">\n</text:span><text:span text:style-name="T6">"</text:span><text:span text:style-name="T3">) </text:span></text:p>
      <text:p text:style-name="P17"/>
      <text:p text:style-name="P25">cgmon-policy</text:p>
      <text:p text:style-name="P7"><text:span text:style-name="T13">Δέχεται</text:span> ως input από το πληκτρολόγιο, <text:span text:style-name="T13">γραμμές </text:span>της μορφής:</text:p>
      <text:p text:style-name="P10">policy:&lt;application name&gt;:cpu:&lt;value&gt;</text:p>
      <text:p text:style-name="P8"><text:span text:style-name="T13">Ο</text:span>ρίζουμε <text:span text:style-name="T12">ενα αντικειμενο </text:span><text:span text:style-name="T15">cpu</text:span><text:span text:style-name="T12"> κλασης</text:span> <text:span text:style-name="T14">ResourceManager</text:span> με όρισμα τα συνολικά διαθέσιμα <text:span text:style-name="T14">shares</text:span> της cpu. Θέτουμε τη μεταβλητή <text:span text:style-name="T14">total_shares</text:span><text:span text:style-name="T16">=0 </text:span><text:span text:style-name="T18">και</text:span> για κάθε γραμμή εισόδου κρατάμε το όνομα της εφαρμογής (<text:span text:style-name="T14">appname</text:span>) και τον αριθμό των ζητούμενων shares (<text:span text:style-name="T14">cpu_shares</text:span>) <text:span text:style-name="T19">που</text:span> προσθέτουμε στ<text:span text:style-name="T19">η</text:span> <text:span text:style-name="T14">total_shares</text:span>. Στη συνέχεια ελέγχουμε αν διαθέτουμε τα απαραίτητα resources για την εξυπηρέτηση της συγκεκριμένης εφαρμογής και αν ναι, μεταβάλλουμε τις τιμές των πεδίων <text:span text:style-name="T20">available</text:span> και <text:span text:style-name="T20">used</text:span> τ<text:span text:style-name="T19">ου </text:span><text:span text:style-name="T14">cpu</text:span> ανάλογα με τα χρησιμοποιούμενα shares και προσθέτουμε στη λίστα με τα <text:span text:style-name="T20">policies</text:span> τη νέα πολιτική με ορίσματα τα <text:span text:style-name="T14">appname</text:span> και <text:span text:style-name="T14">cpu_shares</text:span>. Ορίζουμε επίσης τη μεταβλητή <text:span text:style-name="T14">score</text:span> η οποία τίθεται ίση με 1 αν η εφαρμογή έλαβε τους πόρους που απαιτεί ή με -1 σε διαφορετική περίπτωση. </text:p>
      <text:p text:style-name="P8">Τυπώνουμε στην οθόνη τη score όπως ορίστηκε από την εκφώνηση της άσκησης:</text:p>
      <text:p text:style-name="P9">score:&lt;ﬂoat&gt;</text:p>
      <text:p text:style-name="P7">Τέλος υπολογίζουμε το ποσοστό της συνολικά χρησιμοποιούμενης cpu και για κάθε πολιτική στη λίστα των policies υπολογίζουμε την χρησιμοποιούμενη cpu από κάθε εφαρμογή και τυπώνουμε ως έξοδο τα εξής:</text:p>
      <text:p text:style-name="P9">set_limit:&lt;application name&gt;:cpu.shares:&lt;value&gt;</text:p>
      <text:p text:style-name="P7"/>
      <text:p text:style-name="P7">Στην παραπάνω υλοποίηση δεν προβλέπεται εξυπηρέτηση των εφαρμογών των οποίων οι απαιτήσεις σε resources ξεπερνούν τα όρια των διαθέσιμων shares τη δεδομένη χρονική στιγμή. <text:span text:style-name="T21">Συγκεκριμενα </text:span>φαρμόζεται πολιτική first come-first served χωρίς να λαμβάνεται υπόψιν διαφορά μεταξύ ελαστικών και ανελαστικών εφαρμογών. Μια πιθανή υλοποίηση πολιτικής θα ήταν η εξυπηρέτηση των εφαρμογών με προτεραιότητα στις ανελαστικές εφαρμογές και η κάλυψη των υπολοίπων resources με ελαστικές εφαρμογές. <text:span text:style-name="T21">Αυτό προϋποθετει συλλογή δεδομένων, αποθήκευση σε κάποια δομή (πχ λίστα) και batch processing ώστε η εφαρμογή να συμπεριφέρεται πιο έξυπνα και να αξιοποιεί στο μέγιστο τη διαθέσιμη cpu.</text:span></text:p>
      <text:p text:style-name="P26">$ cat cpu_limit.py</text:p>
      <text:p text:style-name="P6"/>
      <text:p text:style-name="P19">#!/usr/bin/python</text:p>
      <text:p text:style-name="P23"><text:span text:style-name="T2">import</text:span><text:span text:style-name="T3"> </text:span><text:span text:style-name="T5">os</text:span></text:p>
      <text:p text:style-name="P23"><text:span text:style-name="T2">import</text:span><text:span text:style-name="T3"> </text:span><text:span text:style-name="T5">sys</text:span></text:p>
      <text:p text:style-name="P20"/>
      <text:p text:style-name="P22">"""</text:p>
      <text:p text:style-name="P22">Michalis Papadopoullos</text:p>
      <text:p text:style-name="P22">el14702<text:span text:style-name="T25">@mail.ntua.gr</text:span></text:p>
      <text:p text:style-name="P30">"""</text:p>
      <text:p text:style-name="P20"/>
      <text:p text:style-name="P23"><text:span text:style-name="T3">__CGROUPFS__ </text:span><text:span text:style-name="T7">=</text:span><text:span text:style-name="T3"> </text:span><text:span text:style-name="T6">"/sys/fs/cgroup/cpu/"</text:span></text:p>
      <text:p text:style-name="P15"/>
      <text:p text:style-name="P23"><text:span text:style-name="T2">def</text:span><text:span text:style-name="T3"> </text:span><text:span text:style-name="T4">create</text:span><text:span text:style-name="T3"> (monitor, appname):</text:span></text:p>
      <text:p text:style-name="P23"><text:span text:style-name="T3"><text:tab/>path </text:span><text:span text:style-name="T7">=</text:span><text:span text:style-name="T3"> __CGROUPFS__ </text:span><text:span text:style-name="T7">+</text:span><text:span text:style-name="T3"> monitor </text:span><text:span text:style-name="T7">+</text:span><text:span text:style-name="T3"> </text:span><text:span text:style-name="T6">"/"</text:span><text:span text:style-name="T3"> </text:span><text:span text:style-name="T7">+</text:span><text:span text:style-name="T3"> appname</text:span></text:p>
      <text:p text:style-name="P23"><text:span text:style-name="T3"><text:tab/>os</text:span><text:span text:style-name="T7">.</text:span><text:span text:style-name="T3">makedirs(path)</text:span></text:p>
      <text:p text:style-name="P15"/>
      <text:p text:style-name="P23"><text:span text:style-name="T2">def</text:span><text:span text:style-name="T3"> </text:span><text:span text:style-name="T4">remove</text:span><text:span text:style-name="T3"> (monitor, appname):</text:span></text:p>
      <text:p text:style-name="P23"><text:span text:style-name="T3"><text:tab/>path </text:span><text:span text:style-name="T7">=</text:span><text:span text:style-name="T3"> __CGROUPFS__ </text:span><text:span text:style-name="T7">+</text:span><text:span text:style-name="T3"> monitor </text:span><text:span text:style-name="T7">+</text:span><text:span text:style-name="T3"> </text:span><text:span text:style-name="T6">"/"</text:span><text:span text:style-name="T3"> </text:span><text:span text:style-name="T7">+</text:span><text:span text:style-name="T3"> appname</text:span></text:p>
      <text:p text:style-name="P23"><text:span text:style-name="T3"><text:tab/>os</text:span><text:span text:style-name="T7">.</text:span><text:span text:style-name="T3">rmdir(path)<text:tab/></text:span></text:p>
      <text:p text:style-name="P15"/>
      <text:p text:style-name="P23"><text:span text:style-name="T2">def</text:span><text:span text:style-name="T3"> </text:span><text:span text:style-name="T4">add</text:span><text:span text:style-name="T3"> (monitor, appname, pid):</text:span></text:p>
      <text:p text:style-name="P23"><text:span text:style-name="T3"><text:tab/>path </text:span><text:span text:style-name="T7">=</text:span><text:span text:style-name="T3"> __CGROUPFS__ </text:span><text:span text:style-name="T7">+</text:span><text:span text:style-name="T3"> monitor </text:span><text:span text:style-name="T7">+</text:span><text:span text:style-name="T3"> </text:span><text:span text:style-name="T6">"/"</text:span><text:span text:style-name="T3"> </text:span><text:span text:style-name="T7">+</text:span><text:span text:style-name="T3"> appname </text:span><text:span text:style-name="T7">+</text:span><text:span text:style-name="T3"> </text:span><text:span text:style-name="T6">"/tasks"</text:span></text:p>
      <text:p text:style-name="P23"><text:span text:style-name="T3"><text:tab/>tasks </text:span><text:span text:style-name="T7">=</text:span><text:span text:style-name="T3"> </text:span><text:span text:style-name="T1">open</text:span><text:span text:style-name="T3">(path, </text:span><text:span text:style-name="T6">"a"</text:span><text:span text:style-name="T3">)</text:span></text:p>
      <text:p text:style-name="P23"><text:span text:style-name="T3"><text:tab/>pid </text:span><text:span text:style-name="T7">=</text:span><text:span text:style-name="T3"> </text:span><text:span text:style-name="T1">str</text:span><text:span text:style-name="T3">(pid) </text:span><text:span text:style-name="T7">+</text:span><text:span text:style-name="T3"> </text:span><text:span text:style-name="T6">'</text:span><text:span text:style-name="T11">\n</text:span><text:span text:style-name="T6">'</text:span></text:p>
      <text:p text:style-name="P23"><text:span text:style-name="T3"><text:tab/>tasks</text:span><text:span text:style-name="T7">.</text:span><text:span text:style-name="T3">write(pid)</text:span></text:p>
      <text:p text:style-name="P23"><text:span text:style-name="T3"><text:tab/>tasks</text:span><text:span text:style-name="T7">.</text:span><text:span text:style-name="T3">flush()</text:span></text:p>
      <text:p text:style-name="P23"><text:span text:style-name="T3"><text:tab/>tasks</text:span><text:span text:style-name="T7">.</text:span><text:span text:style-name="T3">close()</text:span></text:p>
      <text:p text:style-name="P15"/>
      <text:p text:style-name="P23"><text:span text:style-name="T2">def</text:span><text:span text:style-name="T3"> </text:span><text:span text:style-name="T4">set_limit</text:span><text:span text:style-name="T3"> (monitor, appname, cpu_shares):</text:span></text:p>
      <text:p text:style-name="P23"><text:span text:style-name="T3"><text:tab/>path </text:span><text:span text:style-name="T7">=</text:span><text:span text:style-name="T3"> __CGROUPFS__ </text:span><text:span text:style-name="T7">+</text:span><text:span text:style-name="T3"> monitor </text:span><text:span text:style-name="T7">+</text:span><text:span text:style-name="T3"> </text:span><text:span text:style-name="T6">"/"</text:span><text:span text:style-name="T3"> </text:span><text:span text:style-name="T7">+</text:span><text:span text:style-name="T3"> appname </text:span><text:span text:style-name="T7">+</text:span><text:span text:style-name="T3"> </text:span><text:span text:style-name="T6">"/cpu.shares"</text:span></text:p>
      <text:p text:style-name="P23"><text:span text:style-name="T3"><text:tab/>shares </text:span><text:span text:style-name="T7">=</text:span><text:span text:style-name="T3"> </text:span><text:span text:style-name="T1">open</text:span><text:span text:style-name="T3">(path, </text:span><text:span text:style-name="T6">"a"</text:span><text:span text:style-name="T3">)</text:span></text:p>
      <text:p text:style-name="P23"><text:span text:style-name="T3"><text:tab/>cpu_shares </text:span><text:span text:style-name="T7">=</text:span><text:span text:style-name="T3"> </text:span><text:span text:style-name="T1">str</text:span><text:span text:style-name="T3">(cpu_shares) </text:span><text:span text:style-name="T7">+</text:span><text:span text:style-name="T3"> </text:span><text:span text:style-name="T6">'</text:span><text:span text:style-name="T11">\n</text:span><text:span text:style-name="T6">'</text:span></text:p>
      <text:p text:style-name="P23"><text:span text:style-name="T3"><text:tab/>shares</text:span><text:span text:style-name="T7">.</text:span><text:span text:style-name="T3">write(cpu_shares)</text:span></text:p>
      <text:p text:style-name="P23"><text:span text:style-name="T3"><text:tab/>shares</text:span><text:span text:style-name="T7">.</text:span><text:span text:style-name="T3">flush()</text:span></text:p>
      <text:p text:style-name="P23"><text:span text:style-name="T3"><text:tab/>shares</text:span><text:span text:style-name="T7">.</text:span><text:span text:style-name="T3">close()</text:span></text:p>
      <text:p text:style-name="P15"/>
      <text:p text:style-name="P23"><text:span text:style-name="T2">if</text:span><text:span text:style-name="T3"> </text:span><text:span text:style-name="T9">__name__</text:span><text:span text:style-name="T3"> </text:span><text:span text:style-name="T7">==</text:span><text:span text:style-name="T3"> </text:span><text:span text:style-name="T6">"__main__"</text:span><text:span text:style-name="T3">:</text:span></text:p>
      <text:p text:style-name="P23"><text:span text:style-name="T3"><text:tab/>input_ </text:span><text:span text:style-name="T7">=</text:span><text:span text:style-name="T3"> sys</text:span><text:span text:style-name="T7">.</text:span><text:span text:style-name="T3">stdin</text:span><text:span text:style-name="T7">.</text:span><text:span text:style-name="T3">readlines()</text:span></text:p>
      <text:p text:style-name="P23"><text:span text:style-name="T3"><text:tab/></text:span><text:span text:style-name="T2">for</text:span><text:span text:style-name="T3"> line </text:span><text:span text:style-name="T10">in</text:span><text:span text:style-name="T3"> input_:</text:span></text:p>
      <text:p text:style-name="P23"><text:span text:style-name="T3"><text:tab/><text:tab/>tokens </text:span><text:span text:style-name="T7">=</text:span><text:span text:style-name="T3"> line</text:span><text:span text:style-name="T7">.</text:span><text:span text:style-name="T3">strip()</text:span><text:span text:style-name="T7">.</text:span><text:span text:style-name="T3">split(</text:span><text:span text:style-name="T6">":"</text:span><text:span text:style-name="T3">)</text:span></text:p>
      <text:p text:style-name="P23"><text:span text:style-name="T3"><text:tab/><text:tab/>action, monitor, appname </text:span><text:span text:style-name="T7">=</text:span><text:span text:style-name="T3"> tokens[</text:span><text:span text:style-name="T7">0</text:span><text:span text:style-name="T3">], tokens[</text:span><text:span text:style-name="T7">1</text:span><text:span text:style-name="T3">], tokens[</text:span><text:span text:style-name="T7">3</text:span><text:span text:style-name="T3">]</text:span></text:p>
      <text:p text:style-name="P23"><text:span text:style-name="T3"><text:tab/><text:tab/></text:span><text:span text:style-name="T2">if</text:span><text:span text:style-name="T3"> action </text:span><text:span text:style-name="T7">==</text:span><text:span text:style-name="T3"> </text:span><text:span text:style-name="T6">"create"</text:span><text:span text:style-name="T3">:</text:span></text:p>
      <text:p text:style-name="P15"><text:tab/><text:tab/><text:tab/>create (monitor, appname)</text:p>
      <text:p text:style-name="P23"><text:span text:style-name="T3"><text:tab/><text:tab/></text:span><text:span text:style-name="T2">elif</text:span><text:span text:style-name="T3"> action </text:span><text:span text:style-name="T7">==</text:span><text:span text:style-name="T3"> </text:span><text:span text:style-name="T6">"remove"</text:span><text:span text:style-name="T3">:</text:span></text:p>
      <text:p text:style-name="P15"><text:tab/><text:tab/><text:tab/>remove (monitor, appname)</text:p>
      <text:p text:style-name="P23"><text:span text:style-name="T3"><text:tab/><text:tab/></text:span><text:span text:style-name="T2">elif</text:span><text:span text:style-name="T3"> action </text:span><text:span text:style-name="T7">==</text:span><text:span text:style-name="T3"> </text:span><text:span text:style-name="T6">"add"</text:span><text:span text:style-name="T3">:</text:span></text:p>
      <text:p text:style-name="P23"><text:span text:style-name="T3"><text:tab/><text:tab/><text:tab/>pid </text:span><text:span text:style-name="T7">=</text:span><text:span text:style-name="T3"> </text:span><text:span text:style-name="T1">int</text:span><text:span text:style-name="T3">(tokens[</text:span><text:span text:style-name="T7">4</text:span><text:span text:style-name="T3">])</text:span></text:p>
      <text:p text:style-name="P15"><text:tab/><text:tab/><text:tab/>add (monitor, appname, pid)</text:p>
      <text:p text:style-name="P23"><text:span text:style-name="T3"><text:tab/><text:tab/></text:span><text:span text:style-name="T2">elif</text:span><text:span text:style-name="T3"> action </text:span><text:span text:style-name="T7">==</text:span><text:span text:style-name="T3"> </text:span><text:span text:style-name="T6">"set_limit"</text:span><text:span text:style-name="T3">:</text:span></text:p>
      <text:p text:style-name="P23"><text:span text:style-name="T3"><text:tab/><text:tab/><text:tab/>cpu_shares </text:span><text:span text:style-name="T7">=</text:span><text:span text:style-name="T3"> </text:span><text:span text:style-name="T1">int</text:span><text:span text:style-name="T3">(tokens[</text:span><text:span text:style-name="T7">5</text:span><text:span text:style-name="T3">])</text:span></text:p>
      <text:p text:style-name="P15"><text:tab/><text:tab/><text:tab/>set_limit (monitor, appname, cpu_shares)</text:p>
      <text:p text:style-name="P23"><text:span text:style-name="T3"><text:tab/><text:tab/></text:span><text:span text:style-name="T2">else</text:span><text:span text:style-name="T3">:</text:span></text:p>
      <text:p text:style-name="P23"><text:span text:style-name="T3"><text:tab/><text:tab/><text:tab/></text:span><text:span text:style-name="T2">print</text:span><text:span text:style-name="T3"> (</text:span><text:span text:style-name="T6">"Unknown command"</text:span><text:span text:style-name="T3">)</text:span></text:p>
      <text:p text:style-name="P14"/>
      <text:p text:style-name="P13"><text:soft-page-break/><text:span text:style-name="T28">c</text:span>gmon-limit:</text:p>
      <text:p text:style-name="P12">Ομοίως και με την policy, η limit λαμβάνει είσοδο με μία από τις μορφές που ορίζονται στην εκφώνηση της άσκησης και ξεχωρίζει αρχικά τις μεταβλητές <text:span text:style-name="T14">action</text:span>, <text:span text:style-name="T14">monitor</text:span> και <text:span text:style-name="T14">appname</text:span> στις οποίες αναθέτει την απαιτούμενη εργασία, το αναγνωριστικό monitor και το όνομα της εφαρμογής αντίστοιχα. </text:p>
      <text:p text:style-name="P12">Στη συνέχεια, με βάση την απαιτούμενη εργασία, εκτελούνται ορισμένες ενέργειες:</text:p>
      <text:p text:style-name="P11">Αν η απαιτούμενη εργασία είναι η δημιουργία cgroup για νέα εφαρμογή, καλείται η συνάρτηση <text:span text:style-name="T14">create</text:span> η οποία δημιουργεί ένα νέο <text:span text:style-name="T26">directory στο VFS του Linux cgroup</text:span>.</text:p>
      <text:p text:style-name="P11">Αν η απαιτούμενη εργασία είναι ο τερματισμός μιας εφαρμογής και η διαγραφή του αντίστοιχου cgroup, καλείται η συνάρτηση <text:span text:style-name="T14">remove</text:span> η οποία διαγράφει το <text:span text:style-name="T27">directory</text:span> της συγκεκριμένης εφαρμογής.</text:p>
      <text:p text:style-name="P11">Αν η απαιτούμενη εργασία είναι η πρόσθεση μίας νέας εφαρμογής (σε ένα από τα ήδη υπάρχοντα cgroups), καλείται η συνάρτηση <text:span text:style-name="T14">add</text:span> η οποία προσθέτει στη λίστα των ενεργών tasks του cgroup το pid της νέας <text:span text:style-name="T27">δι</text:span>εργασίας.</text:p>
      <text:p text:style-name="P11">Τέλος αν η απαιτούμενη εργασία είναι η ρύθμιση των shares του cgroup στο οποίο ανήκει η συγκεκριμένη εφαρμογή, ορίζουμε τη μεταβλητή cpu_shares και καλούμε τη συνάρτηση <text:span text:style-name="T14">set_limit</text:span> η οποία μεταβάλει την τιμή των shares που αντιστοιχούν στο cgroup που εξετάζουμε ανοίγοντας το path των shares του cgroup και γράφοντας τη νέα τιμή στο αντίστοιχο αρχείο <text:span text:style-name="T17">tasks</text:span>.</text:p>
      <text:p text:style-name="P11">Για <text:span text:style-name="T27">οτιδηποτε αλλο, η εφαρμογη τερματιζει με μυνημα</text:span> “Unknown command”.</text:p>
      <text:p text:style-name="P11">Σε όλες τις παραπάνω περιπτώσεις, ο έλεγχος των χαρακτηριστικών των cgroups γίνεται με εντολές επεξεργασίας αρχείων και αναφορά στα αντίστοιχα paths του κάθε cgroup. Το στοιχείο αυτό είναι ενδεικτικό της πολιτικής του unix να διαχειρίζεται τις διάφορες δομές ως συστήματα αρχεί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4:15:51.380010434</meta:creation-date>
    <dc:date>2018-03-25T00:55:22.364376473</dc:date>
    <meta:editing-duration>PT47M12S</meta:editing-duration>
    <meta:editing-cycles>28</meta:editing-cycles>
    <meta:generator>LibreOffice/6.0.2.1.0$Linux_X86_64 LibreOffice_project/00m0$Build-1</meta:generator>
    <meta:document-statistic meta:table-count="0" meta:image-count="0" meta:object-count="0" meta:page-count="4" meta:paragraph-count="122" meta:word-count="853" meta:character-count="6245" meta:non-whitespace-character-count="5374"/>
  </office:meta>
</office:document-meta>
</file>